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MACHE PACCO, MONIC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4131712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814905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MACHE PACCO, MONIC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13171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ASTRO ARIZABAL, JEAN FRANC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717267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1 - Trans. Aer. Caja Patos Pekin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216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7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COLA VIRGEN DEL CISNE</text:p>
          </table:table-cell>
          <table:table-cell table:style-name="Tabla3.A2" office:value-type="string">
            <text:p text:style-name="P20">PATOS PEKINES</text:p>
          </table:table-cell>
          <table:table-cell table:style-name="Tabla3.A2" office:value-type="string">
            <text:p text:style-name="P20">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9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8T17:16:1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